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535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8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6cm" svg:height="1.998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98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66cm" svg:height="1.999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99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99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6cm" svg:height="1.999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99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6cm" svg:height="1.998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1.998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71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63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63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66cm" svg:height="1.972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64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66cm" svg:height="1.972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71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6cm" svg:height="1.998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98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66cm" svg:height="2.017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66cm" svg:height="2.018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09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66cm" svg:height="2.017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5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4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4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09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66cm" svg:height="2.018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4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4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09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8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8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66cm" svg:height="2.017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09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8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8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66cm" svg:height="2.017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5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5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09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66cm" svg:height="2.018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17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1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1.999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11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11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6cm" svg:height="2.044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044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7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2];[.D432];[.E432])" office:value-type="float" office:value="0.897797338684614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/>
          <table:table-cell office:value-type="string">
            <office:annotation draw:style-name="gr2" draw:text-style-name="P3" svg:width="3.566cm" svg:height="2.454cm" svg:x="36.241cm" svg:y="201.42cm" draw:caption-point-x="-36.241cm" draw:caption-point-y="-201.4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3];[.D433];[.E433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4];[.D434];[.E434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5];[.D435];[.E435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47cm" svg:x="36.241cm" svg:y="202.806cm" draw:caption-point-x="-36.241cm" draw:caption-point-y="-202.8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7];[.D437];[.E437];[.F437];[.G437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18cm" svg:x="36.241cm" svg:y="203.729cm" draw:caption-point-x="-36.241cm" draw:caption-point-y="-203.72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8];[.D438];[.E438];[.F438];[.G438])" office:value-type="float" office:value="2.27982218575836">
            <text:p>2,27982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748898673057556">
            <text:p>0,7489</text:p>
          </table:table-cell>
          <table:table-cell table:formula="oooc:=BETAINV([.C439];[.D439];[.E439];[.F439];[.G439])" office:value-type="float" office:value="0.748898669342307">
            <text:p>0,7489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45cm" svg:x="36.241cm" svg:y="204.644cm" draw:caption-point-x="-36.241cm" draw:caption-point-y="-204.64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40];[.D440];[.E440];[.F440];[.G440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6cm" svg:height="2.01cm" svg:x="36.241cm" svg:y="205.115cm" draw:caption-point-x="-36.241cm" draw:caption-point-y="-205.11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1];[.D441];[.E441];[.F441];[.G441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>
            <office:annotation draw:style-name="gr2" draw:text-style-name="P3" svg:width="3.566cm" svg:height="5.831cm" svg:x="36.241cm" svg:y="205.586cm" draw:caption-point-x="-36.241cm" draw:caption-point-y="-205.58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2];[.D442];[.E442];[.F442];[.G442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6"/>
          <table:table-cell table:style-name="ce1" table:number-columns-repeated="240"/>
        </table:table-row>
        <table:table-row table:style-name="ro2">
          <table:table-cell office:value-type="float" office:value="0.928458142280579">
            <text:p>0,92846</text:p>
          </table:table-cell>
          <table:table-cell table:formula="oooc:=BETAINV([.C444];[.D444];[.E444];[.F444])" office:value-type="float" office:value="0.928458137079229">
            <text:p>0,928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46];[.D446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47];[.D447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8];[.D448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922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9];[.D449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876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0];[.D450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876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1];[.D451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877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2];[.D452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877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3];[.D453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5.877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4];[.D454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55];[.D455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6];[.D45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7];[.D457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8];[.D458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9];[.D459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8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1];[.D461];[.E461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2];[.D462];[.E46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3];[.D463];[.E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4];[.D464];[.E464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65];[.D465];[.E465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904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66];[.D466];[.E466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7];[.D467];[.E467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9];[.D469];[.E469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0];[.D470];[.E470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8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1];[.D471];[.E4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8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3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75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76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77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78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79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0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1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2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4];[.D484];[.E484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66cm" svg:height="5.895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85];[.D485];[.E485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86];[.D486];[.E48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87];[.D487];[.E487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88];[.D488];[.E488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5.683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89];[.D489];[.E489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0];[.D490];[.E490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5.212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1];[.D491];[.E49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2];[.D492];[.E49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3];[.D493];[.E493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4];[.D494];[.E494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5];[.D495];[.E495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497];[.D497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66cm" svg:height="2.876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498];[.D49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6cm" svg:height="2.903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499];[.D499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0];[.D500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1];[.D501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2];[.D502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3];[.D50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4];[.D504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5];[.D505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6];[.D50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7];[.D50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09];[.D509];[.E509];[.F509])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0];[.D510];[.E510];[.F510])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1];[.D511];[.E511];[.F511])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2];[.D512];[.E512];[.F512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5">
            <text:p>0,5</text:p>
          </table:table-cell>
          <table:table-cell table:formula="oooc:=HYPGEOMDIST([.C513];[.D513];[.E513];[.F513])" office:value-type="float" office:value="0.5">
            <text:p>0,5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4];[.D514];[.E514];[.F514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166666666666667">
            <text:p>0,16667</text:p>
          </table:table-cell>
          <table:table-cell table:formula="oooc:=HYPGEOMDIST([.C515];[.D515];[.E515];[.F515])" office:value-type="float" office:value="0.166666666666667">
            <text:p>0,166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6];[.D516];[.E516];[.F516])" office:value-type="float" office:value="1">
            <text:p>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7];[.D517];[.E517];[.F517])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18];[.D518];[.E518];[.F518])" office:value-type="float" office:value="0.4">
            <text:p>0,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19];[.D519];[.E519];[.F519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4">
            <text:p>0,4</text:p>
          </table:table-cell>
          <table:table-cell table:formula="oooc:=HYPGEOMDIST([.C520];[.D520];[.E520];[.F520])" office:value-type="float" office:value="0.4">
            <text:p>0,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1];[.D521];[.E521];[.F521])" office:value-type="float" office:value="1">
            <text:p>1</text:p>
          </table:table-cell>
          <table:table-cell table:number-columns-repeated="4" table:style-name="ce5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2];[.D522];[.E522];[.F522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681818181818182">
            <text:p>0,68182</text:p>
          </table:table-cell>
          <table:table-cell table:formula="oooc:=HYPGEOMDIST([.C523];[.D523];[.E523];[.F523])" office:value-type="float" office:value="0.681818181818182">
            <text:p>0,68182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24];[.D524];[.E524];[.F524])" office:value-type="float" office:value="0.75">
            <text:p>0,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5];[.D525];[.E525];[.F525])" office:value-type="float" office:value="1">
            <text:p>1</text:p>
          </table:table-cell>
          <table:table-cell table:number-columns-repeated="2" table:style-name="ce5" office:value-type="float" office:value="8">
            <text:p>8</text:p>
          </table:table-cell>
          <table:table-cell table:number-columns-repeated="2"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HYPGEOMDIST([.C526];[.D526];[.E526];[.F526])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table:style-name="ce3" office:value-type="float" office:value="0.985">
            <text:p>0,985</text:p>
          </table:table-cell>
          <table:table-cell table:formula="oooc:=HYPGEOMDIST([.C527];[.D527];[.E527];[.F527])" office:value-type="float" office:value="0.985">
            <text:p>0,9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0">
            <text:p>2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135431073144995">
            <text:p>0,13543</text:p>
          </table:table-cell>
          <table:table-cell table:formula="oooc:=HYPGEOMDIST([.C528];[.D528];[.E528];[.F528])" office:value-type="float" office:value="0.135431073144994">
            <text:p>0,1354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000">
            <text:p>2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0941079938290508">
            <text:p>0,09411</text:p>
          </table:table-cell>
          <table:table-cell table:formula="oooc:=HYPGEOMDIST([.C529];[.D529];[.E529];[.F529])" office:value-type="float" office:value="0.0941079938290504">
            <text:p>0,094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000">
            <text:p>20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float" office:value="0.75">
            <text:p>0,75</text:p>
          </table:table-cell>
          <table:table-cell table:formula="oooc:=HYPGEOMDIST([.C530];[.D530];[.E530];[.F530])" office:value-type="float" office:value="0.75">
            <text:p>0,75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1.5">
            <text:p>11,5</text:p>
          </table:table-cell>
          <table:table-cell table:style-name="ce5" office:value-type="float" office:value="12.5">
            <text:p>12,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1];[.D531];[.E531];[.F531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2];[.D532];[.E532];[.F532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3];[.D533];[.E533];[.F533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4];[.D534];[.E534];[.F534])" office:value-type="float" office:value="0">
            <text:p>Err:502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5];[.D535];[.E535];[.F535])" office:value-type="float" office:value="0">
            <text:p>Err:502</text:p>
          </table:table-cell>
          <table:table-cell table:number-columns-repeated="3"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6];[.D536];[.E536];[.F536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7];[.D537];[.E537];[.F537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2">
            <text:p>1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table:style-name="ce3" office:value-type="string">
            <text:p>!NUM:FE</text:p>
          </table:table-cell>
          <table:table-cell table:formula="oooc:=HYPGEOMDIST([.C538];[.D538];[.E538];[.F538])" office:value-type="float" office:value="0">
            <text:p>Err:5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40:.E540];[.F540:.H54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41:.E541];[.F541:.H541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42:.E542];[.F542:.H542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43:.E543];[.F543:.H543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44:.E544];[.F544:.H544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45:.E545];[.F545:.H545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46:.E546];[.F546:.H546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47:.E547];[.F547:.H547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48:.E548];[.F548:.H548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49:.E549];[.F549:.H549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655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50:.E550];[.F550:.H550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52:.D552];[.E552:.F552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53:.E553];[.F553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55:.E555];[.F555:.H555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56:.E556];[.F556:.H556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57:.E557];[.F557:.H557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58:.E558];[.F558:.H558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708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59:.E559];[.F559:.H559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60:.E560];[.F560:.H560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1:.E561];[.F561:.H561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62:.E562];[.F562:.H562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3:.E563];[.F563:.H563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64:.E564];[.F564:.H564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65:.E565];[.F565:.H565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66:.E566];[.F566:.H566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67:.E567];[.F567:.H567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69:.E569];[.F569:.G569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71:.D571];[.E571:.F571];[.G571];[.H571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72:.D572];[.E572:.F572];[.G572];[.H572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73:.D573];[.E573:.F573];[.G573];[.H573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74:.D574];[.E574:.F574];[.G574];[.H574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75:.D575];[.E575:.F575];[.G575];[.H575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76:.D576];[.E576:.F576];[.G576];[.H576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904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77:.D577];[.E577:.F577];[.G577];[.H577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904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78:.D578];[.E578:.F578];[.G578];[.H578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904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79:.D579];[.E579:.F579];[.G579];[.H579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80:.D580];[.E580:.F580];[.G580];[.H580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81:.D581];[.E581:.F581];[.G581];[.H581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82:.D582];[.E582:.F582];[.G582];[.H582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903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3:.D583];[.E583:.F583];[.G583];[.H58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84:.D584];[.E584:.F584];[.G584];[.H584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85:.D585];[.E585:.F585];[.G585];[.H585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6:.D586];[.E586:.F586];[.G586];[.H586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7:.D587];[.E587:.F587];[.G587];[.H58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89:.D589];[.E589:.G589];[.H589];[.I589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91:.F591];[.G591];[.H591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92:.F592];[.G592];[.H592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93:.F593];[.G593];[.H59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94:.F594];[.G594];[.H594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596:.F596];[.G596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597:.F597];[.G597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599:.G599];[.H599];[.I599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600:.G600];[.H600];[.I600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601:.G601];[.H601];[.I60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602:.G602];[.H602];[.I602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603:.G603];[.H603];[.I603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604:.G604];[.H604];[.I604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605:.G605];[.H605];[.I605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7:.E607];[.F607:.H607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08:.E608];[.F608:.H608])" office:value-type="float" office:value="0.0158885604670349">
            <text:p>0,0158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9:.E609];[.F609:.H609])" office:value-type="float" office:value="1">
            <text:p>1</text:p>
          </table:table-cell>
          <table:table-cell table:number-columns-repeated="6"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10:.E610];[.F610:.H610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11:.E611];[.F611:.H611])" office:value-type="float" office:value="0.0704733822058677">
            <text:p>0,0704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2:.E612];[.F612:.H612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13:.E613];[.F613:.H613])" office:value-type="float" office:value="0.0503057599252655">
            <text:p>0,0503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14:.E614];[.F614:.H614])" office:value-type="float" office:value="0.435623418778107">
            <text:p>0,43562</text:p>
          </table:table-cell>
          <table:table-cell table:number-columns-repeated="2" table:style-name="ce6" office:value-type="float" office:value="12345">
            <text:p>12345</text:p>
          </table:table-cell>
          <table:table-cell table:style-name="ce6" office:value-type="float" office:value="32345">
            <text:p>32345</text:p>
          </table:table-cell>
          <table:table-cell table:style-name="ce6" office:value-type="float" office:value="12312">
            <text:p>12312</text:p>
          </table:table-cell>
          <table:table-cell table:style-name="ce6" office:value-type="float" office:value="12323">
            <text:p>12323</text:p>
          </table:table-cell>
          <table:table-cell table:style-name="ce6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15:.E615];[.F615:.H615])" office:value-type="float" office:value="0.367200848106625">
            <text:p>0,3672</text:p>
          </table:table-cell>
          <table:table-cell table:style-name="ce6" office:value-type="float" office:value="-11">
            <text:p>-1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.32">
            <text:p>10,32</text:p>
          </table:table-cell>
          <table:table-cell table:style-name="ce6" office:value-type="float" office:value="-12">
            <text:p>-12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16:.E616];[.F616:.H616])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8];[.D618])" office:value-type="float" office:value="0">
            <text:p>#VALUE!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19:.D619];[.E619:.F619])" office:value-type="float" office:value="0.0987144933378892">
            <text:p>0,0987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20:.F620];[.C621:.D622])" office:value-type="float" office:value="0">
            <text:p>Err:50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1:.E621];[.F621:.G621])" office:value-type="float" office:value="0">
            <text:p>Err:50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22:.E623];[.F622:.H623])" office:value-type="float" office:value="0.0107395449323401">
            <text:p>0,01074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.35">
            <text:p>45,35</text:p>
          </table:table-cell>
          <table:table-cell table:style-name="ce6" office:value-type="float" office:value="17.56">
            <text:p>17,56</text:p>
          </table:table-cell>
          <table:table-cell table:style-name="ce6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22:.E623];[.F622:.G623])" office:value-type="float" office:value="0">
            <text:p>Err:5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6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25:.E625];[.F625:.H625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26:.E626];[.F626:.H626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27:.E627];[.F627:.H627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28:.E628];[.F628:.H628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709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29:.E629];[.F629:.H629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30:.E630];[.F630:.H630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31:.E631];[.F631:.H63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32:.E632];[.F632:.H632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33:.E633];[.F633:.H633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35];[.D635:.H635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36:.D636];[.E636:.H636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6cm" svg:height="2.858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37:.E637];[.F637:.G637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39];[.D639];[.E639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40];[.D640];[.E640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41];[.D641];[.E641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42];[.D642];[.E64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43];[.D643];[.E643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44];[.D644];[.E644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45];[.D645];[.E645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47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48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49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50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1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52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54];[.D654];[.E654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55];[.D655];[.E655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6cm" svg:height="2.904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56];[.D656];[.E656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57];[.D657];[.E657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58];[.D658];[.E658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59];[.D659];[.E659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60];[.D660];[.E660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61];[.D661];[.E661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62];[.D662];[.E662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3];[.D663];[.E663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64];[.D664];[.E664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7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66];[.D666];[.E666];[.F666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67];[.D667];[.E667];[.F66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8];[.D668];[.E668];[.F668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9];[.D669];[.E669];[.F669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70];[.D670];[.E670];[.F670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71];[.D671];[.E671];[.F671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72];[.D672];[.E672];[.F672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3];[.D673];[.E673];[.F673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4];[.D674];[.E674];[.F674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7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75];[.D675];[.E675];[.F675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7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6cm" svg:height="2.662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77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7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79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80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903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81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903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82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6cm" svg:height="2.876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83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4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5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8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88:.E688];[.F688:.H688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89:.E689];[.F689:.H689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91:.E691];[.F691:.G691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93:.E693];[.F693:.H693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94:.E694];[.F694:.H694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696:.E696];[.F696:.G696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698:.E698];[.F698:.H698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699:.E699];[.F699:.H699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701:.E701];[.F701:.G701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703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705:.F705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706:.F706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07:.F707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09:.H709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10:.H710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12:.E712];[.F712:.H712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13:.E713];[.F713:.H713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14:.E714];[.F714:.H714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15:.E715];[.F715:.H715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16:.E716];[.F716:.H716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17:.E717];[.F717:.H717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18:.E718];[.F718:.H718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19:.E719];[.F719:.H71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20:.E720];[.F720:.H720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22:.E722];[.F722:.G72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23];[.D723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25:.I725];[.C726:.I726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25:.E726];[.F725:.H726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29:.E729];[.F729:.H729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30:.E730];[.F730:.H730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31:.E731];[.F731:.H731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32:.E732];[.F732:.H732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33:.E733];[.F733:.H733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34:.E734];[.F734:.H734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35:.E735];[.F735:.H735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36:.E736];[.F736:.H736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7:.E737];[.F737:.H737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39:.E739];[.F739:.G739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40];[.D740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42:.I742];[.C743:.I743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42:.E743];[.F742:.H743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45:.E745];[.F745:.H745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46:.E746];[.F746:.H746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6cm" svg:height="3.883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47:.E747];[.F747:.H747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6cm" svg:height="2.515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48:.E748];[.F748:.H748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49:.E749];[.F749:.H749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6cm" svg:height="2.009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50:.E750];[.F750:.H750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51:.E751];[.F751:.H751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53:.E753];[.F753:.G753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54];[.D754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56:.I756];[.C757:.I757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6cm" svg:height="1.972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56:.E757];[.F756:.H757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59:.E759];[.F759:.H759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60:.E760];[.F760:.H760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61:.E761];[.F761:.H761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62:.E762];[.F762:.H762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63:.E763];[.F763:.H763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64:.E764];[.F764:.H764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65:.E765];[.F765:.H765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67:.E767];[.F767:.G767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69:.I769];[.C770:.I770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69:.E770];[.F769:.H770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72:.D772];[.E772:.F772];[.G772];[.H772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73:.D773];[.E773:.F773];[.G773];[.H773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74:.D774];[.E774:.F774];[.G774];[.H774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75:.D775];[.E775:.F775];[.G775];[.H775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6:.D776];[.E776:.F776];[.G776];[.H776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7:.D777];[.E777:.F777];[.G777];[.H777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78:.D778];[.E778:.F778];[.G778];[.H778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79:.D779];[.E779:.F779];[.G779];[.H779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80:.D780];[.E780:.F780];[.G780];[.H780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82:.D783];[.E782:.F783];[.G782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83:.D783];[.E782:.F783];[.G783];[.H783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CRITBINOM([.C785];[.D785];[.E78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RITBINOM([.C786];[.D786];[.E786]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87];[.D787];[.E787])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RITBINOM([.C788];[.D788];[.E788])" office:value-type="float" office:value="1">
            <text:p>1</text:p>
          </table:table-cell>
          <table:table-cell table:style-name="ce5" office:value-type="float" office:value="3.9">
            <text:p>3,9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RITBINOM([.C789];[.D789];[.E789])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10">
            <text:p>310</text:p>
          </table:table-cell>
          <table:table-cell table:formula="oooc:=CRITBINOM([.C790];[.D790];[.E790])" office:value-type="float" office:value="310">
            <text:p>31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1];[.D791];[.E791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001">
            <text:p>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CRITBINOM([.C792];[.D792];[.E792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999">
            <text:p>0,999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93];[.D793];[.E793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001">
            <text:p>0,0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CRITBINOM([.C794];[.D794];[.E794])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999">
            <text:p>0,99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RITBINOM([.C795];[.D795];[.E795])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6];[.D796];[.E796]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7];[.D797];[.E797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8];[.D798];[.E798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9];[.D799];[.E799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-0.001">
            <text:p>-0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0];[.D800];[.E800])" office:value-type="float" office:value="0">
            <text:p>Err:5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.001">
            <text:p>1,001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1];[.D801];[.E801]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802];[.D802];[.E802])" office:value-type="float" office:value="0">
            <text:p>#VALUE!</text:p>
          </table:table-cell>
          <table:table-cell table:style-name="ce5" office:value-type="float" office:value="10000000000">
            <text:p>10000000000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04:.E804];[.F80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805:.E805];[.F80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806:.E806];[.F806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807:.E807];[.F807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808:.E808];[.F808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809:.E809];[.F809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0:.E810];[.F810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1:.E811];[.F811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12:.E812];[.F812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14:.E814];[.F814];[.G814])" office:value-type="float" office:value="0">
            <office:annotation draw:style-name="gr1" draw:text-style-name="P2" svg:width="2.892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15:.E815];[.F815];[.G815])" office:value-type="float" office:value="0">
            <office:annotation draw:style-name="gr1" draw:text-style-name="P2" svg:width="2.892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16:.E816];[.F816];[.G816])" office:value-type="float" office:value="0">
            <office:annotation draw:style-name="gr1" draw:text-style-name="P2" svg:width="2.892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17:.E817];[.F817];[.G817])" office:value-type="float" office:value="0">
            <office:annotation draw:style-name="gr1" draw:text-style-name="P2" svg:width="2.892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19:.H819];[.I819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20:.H820];[.I820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21:.H821];[.I821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22:.H822];[.I822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24];[.D82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25];[.D825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27:.G827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28:.G82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29:.G829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31:.I831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32:.I832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33:.I83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34:.I83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35:.I835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37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39:.G839];[.H83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40:.G840];[.H840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1:.G841];[.H84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2:.G842];[.H84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43:.G843];[.H8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45:.H845];[.I845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46:.H846];[.I846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47:.H847];[.I84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48:.H848];[.I84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50];[.D85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52:.G852];[.H85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53:.G853];[.H853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54:.G854];[.H85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55:.G855];[.H8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56:.G856];[.H85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57:.G857];[.H85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59:.H859];[.I859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60:.H860];[.I860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62:.G862];[.H86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63:.G863];[.H86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64:.G864];[.H864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65:.G865];[.H86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66:.G866];[.H86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67:.G867];[.H867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68:.G868];[.H86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69:.G869];[.H869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71:.G87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72:.G87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73:.G873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75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77:.H877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78:.H878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79:.H879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80:.H880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81:.H881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3:.G883];[.H88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84:.G884];[.H88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85:.G885];[.H88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86:.G886];[.H886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87:.G887];[.H887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88:.G888];[.H888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89:.G889];[.H88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90:.G890];[.H890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92:.F892];[.G892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93:.F893];[.G893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895:.E895];[.F895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96:.E896];[.F896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98];[.D898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900:.G900];[.H900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901:.G901];[.H90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2:.G902];[.H90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3:.G903];[.H90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4:.G904];[.H904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905:.G905];[.H905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6:.G906];[.H90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907:.G907];[.H907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909:.F909];[.G909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0:.F910];[.G910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12:.E912];[.F912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13:.E913];[.F913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15];[.D915:.F915];[.G915:.I915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16];[.D916:.F916];[.G916:.I916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17];[.D917:.F917];[.G917:.I91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18];[.D918:.F918];[.G918:.I918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19];[.D919:.F919];[.G919:.I919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20];[.D920:.F920];[.G920:.I920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21];[.D921:.F921];[.G921:.I921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22];[.D922:.F922];[.G922:.I922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23];[.D923:.F923];[.G923:.I923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24];[.D924:.F924];[.G924:.I924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26];[.D926:.E926];[.F926:.G92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27];[.D927:.E927];[.F927:.G927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28];[.D928:.E928];[.F928:.H928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30];[.D930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31];[.D931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33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35:.E935];[.G935];[.I935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36:.E936];[.G936];[.I936])" office:value-type="float" office:value="8.5">
            <text:p>8,5</text:p>
          </table:table-cell>
          <table:table-cell table:style-name="ce7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7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59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text>SFr. </number:text>
      <number:number number:decimal-places="0" number:min-integer-digits="1" number:grouping="true"/>
    </number:number-style>
    <number:number-style style:name="N169">
      <number:text>SFr. 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SFr. </number:text>
      <number:number number:decimal-places="0" number:min-integer-digits="1" number:grouping="true"/>
    </number:number-style>
    <number:number-style style:name="N170">
      <style:text-properties fo:color="#ff0000"/>
      <number:text>SFr. -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text>SFr. </number:text>
      <number:number number:decimal-places="2" number:min-integer-digits="1" number:grouping="true"/>
    </number:number-style>
    <number:number-style style:name="N172">
      <number:text>SFr. 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SFr. </number:text>
      <number:number number:decimal-places="2" number:min-integer-digits="1" number:grouping="true"/>
    </number:number-style>
    <number:number-style style:name="N173">
      <style:text-properties fo:color="#ff0000"/>
      <number:text>SFr. -</number:text>
      <number:number number:decimal-places="2" number:min-integer-digits="1" number:grouping="true"/>
      <style:map style:condition="value()&gt;=0" style:apply-style-name="N173P0"/>
    </number:number-style>
    <number:number-style style:name="N177P0" style:volatile="true">
      <number:text> SFr. </number:text>
      <number:number number:decimal-places="0" number:min-integer-digits="1" number:grouping="true"/>
      <number:text> </number:text>
    </number:number-style>
    <number:number-style style:name="N177P1" style:volatile="true">
      <number:text> SFr. -</number:text>
      <number:number number:decimal-places="0" number:min-integer-digits="1" number:grouping="true"/>
      <number:text> </number:text>
    </number:number-style>
    <number:number-style style:name="N177P2" style:volatile="true">
      <number:text> SFr.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 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SFr. </number:text>
      <number:number number:decimal-places="2" number:min-integer-digits="1" number:grouping="true"/>
      <number:text> </number:text>
    </number:number-style>
    <number:number-style style:name="N183P1" style:volatile="true">
      <number:text> SFr. -</number:text>
      <number:number number:decimal-places="2" number:min-integer-digits="1" number:grouping="true"/>
      <number:text> </number:text>
    </number:number-style>
    <number:number-style style:name="N183P2" style:volatile="true">
      <number:text> SFr.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0" number:min-integer-digits="1" number:grouping="true"/>
      <number:text>    </number:text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P2" style:volatile="true">
      <number:text> -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0" number:min-integer-digits="1" number:grouping="true"/>
      <number:text>р. </number:text>
    </number:number-style>
    <number:number-style style:name="N187P1" style:volatile="true">
      <number:text>-</number:text>
      <number:number number:decimal-places="0" number:min-integer-digits="1" number:grouping="true"/>
      <number:text>р. </number:text>
    </number:number-style>
    <number:number-style style:name="N187P2" style:volatile="true">
      <number:text> -р.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    </number:text>
    </number:number-style>
    <number:number-style style:name="N188P1" style:volatile="true">
      <number:text>-</number:text>
      <number:number number:decimal-places="2" number:min-integer-digits="1" number:grouping="true"/>
      <number:text>    </number:text>
    </number:number-style>
    <number:number-style style:name="N188P2" style:volatile="true">
      <number:text> -</number:text>
      <number:number number:decimal-places="0" number:min-integer-digits="0"/>
      <number:text>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р. </number:text>
    </number:number-style>
    <number:number-style style:name="N189P1" style:volatile="true">
      <number:text>-</number:text>
      <number:number number:decimal-places="2" number:min-integer-digits="1" number:grouping="true"/>
      <number:text>р. </number:text>
    </number:number-style>
    <number:number-style style:name="N189P2" style:volatile="true">
      <number:text> -</number:text>
      <number:number number:decimal-places="0" number:min-integer-digits="0"/>
      <number:text>р.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integer-digits="3" number:min-exponent-digits="1"/>
    </number:number-style>
    <number:number-style style:name="N191P0" style:volatile="true">
      <number:text>SFr. </number:text>
      <number:number number:decimal-places="0" number:min-integer-digits="1" number:grouping="true"/>
    </number:number-style>
    <number:number-style style:name="N191">
      <number:text>SFr. -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SFr. </number:text>
      <number:number number:decimal-places="0" number:min-integer-digits="1" number:grouping="true"/>
    </number:number-style>
    <number:number-style style:name="N192">
      <style:text-properties fo:color="#ff0000"/>
      <number:text>SFr. -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Fr. </number:text>
      <number:number number:decimal-places="2" number:min-integer-digits="1" number:grouping="true"/>
    </number:number-style>
    <number:number-style style:name="N193">
      <number:text>SFr. -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Fr. </number:text>
      <number:number number:decimal-places="2" number:min-integer-digits="1" number:grouping="true"/>
    </number:number-style>
    <number:number-style style:name="N194">
      <style:text-properties fo:color="#ff0000"/>
      <number:text>SFr. 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text> SFr. </number:text>
      <number:number number:decimal-places="0" number:min-integer-digits="1" number:grouping="true"/>
      <number:text> </number:text>
    </number:number-style>
    <number:number-style style:name="N195P1" style:volatile="true">
      <number:text> SFr. -</number:text>
      <number:number number:decimal-places="0" number:min-integer-digits="1" number:grouping="true"/>
      <number:text> </number:text>
    </number:number-style>
    <number:number-style style:name="N195P2" style:volatile="true">
      <number:text> SFr. 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-</number:text>
      <number:number number:decimal-places="0" number:min-integer-digits="1" number:grouping="true"/>
      <number:text> </number:text>
    </number:number-style>
    <number:number-style style:name="N196P2" style:volatile="true">
      <number:text> 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SFr. </number:text>
      <number:number number:decimal-places="2" number:min-integer-digits="1" number:grouping="true"/>
      <number:text> </number:text>
    </number:number-style>
    <number:number-style style:name="N197P1" style:volatile="true">
      <number:text> SFr. -</number:text>
      <number:number number:decimal-places="2" number:min-integer-digits="1" number:grouping="true"/>
      <number:text> </number:text>
    </number:number-style>
    <number:number-style style:name="N197P2" style:volatile="true">
      <number:text> SFr.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</number:text>
      <number:number number:decimal-places="2" number:min-integer-digits="1" number:grouping="true"/>
      <number:text> </number:text>
    </number:number-style>
    <number:number-style style:name="N198P1" style:volatile="true">
      <number:text> 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0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2" number:min-integer-digits="1" number:grouping="true"/>
      <number:text> </number:text>
    </number:number-style>
    <number:number-style style:name="N206P1" style:volatile="true">
      <number:text> (</number:text>
      <number:number number:decimal-places="2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On</number:text>
    </number:number-style>
    <number:number-style style:name="N209P1" style:volatile="true">
      <number:text>On</number:text>
    </number:number-style>
    <number:number-style style:name="N209">
      <number:text>Off</number:text>
      <style:map style:condition="value()&gt;0" style:apply-style-name="N209P0"/>
      <style:map style:condition="value()&lt;0" style:apply-style-name="N209P1"/>
    </number:number-style>
    <number:currency-style style:name="N21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0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30.04.2008</text:date>, <text:time>16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30T16:21:03</dc:date>
    <meta:editing-cycles>10</meta:editing-cycles>
    <meta:editing-duration>PT3H38M46S</meta:editing-duration>
    <meta:user-defined meta:name="Info 1"/>
    <meta:user-defined meta:name="Info 2"/>
    <meta:user-defined meta:name="Info 3"/>
    <meta:user-defined meta:name="Info 4"/>
    <meta:document-statistic meta:table-count="1" meta:cell-count="6059"/>
  </office:meta>
</office:document-meta>
</file>